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officeooo:paragraph-rsid="00086df1" style:font-name-asian="Courier" style:font-size-asian="12pt" style:font-name-complex="Courier" style:font-size-complex="12pt"/>
    </style:style>
    <style:style style:name="P3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98dd2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z</text:span>Fred Sokolow - Young at Heart</text:p>
      <text:p text:style-name="P1"/>
      <text:p text:style-name="P1"/>
      <text:p text:style-name="P2">[Intro]</text:p>
      <text:p text:style-name="P2">&lt;C7&gt;- &lt;Bb/D&gt;- <text:s text:c="10"/>.. ..</text:p>
      <text:p text:style-name="P2">&lt;D#dim&gt;- &lt;C7&gt;. <text:s text:c="9"/>.. ..</text:p>
      <text:p text:style-name="P2"/>
      <text:p text:style-name="P2">[Verse 1]</text:p>
      <text:p text:style-name="P1">&lt;F&gt;- &lt;Am7&gt;- <text:s text:c="12"/>Fairy tales <text:span text:style-name="T1">can</text:span> come true,</text:p>
      <text:p text:style-name="P1">&lt;Dm7&gt; &lt;Am&gt;<text:span text:style-name="T4">- &lt;Abdim7&gt; <text:s text:c="2"/></text:span><text:s/>it can happen to you</text:p>
      <text:p text:style-name="P1">&lt;Gm7&gt;--- <text:s text:c="15"/><text:span text:style-name="T1">when</text:span> you’re young at heart.</text:p>
      <text:p text:style-name="P1">&lt;Gm7&gt;--- <text:s text:c="15"/>....</text:p>
      <text:p text:style-name="P1"/>
      <text:p text:style-name="P1">&lt;Gm7&gt;--- <text:s text:c="15"/>For it’s hard, you will find,</text:p>
      <text:p text:style-name="P1"><text:span text:style-name="T4">&lt;C7&gt;--- <text:s text:c="4"/></text:span><text:s text:c="12"/>to be narrow of mind,</text:p>
      <text:p text:style-name="P1">&lt;FM7&gt;- &lt;C7&gt;- <text:s text:c="11"/><text:span text:style-name="T1">if </text:span>you’re young at heart.</text:p>
      <text:p text:style-name="P1">&lt;F&gt;--- <text:s text:c="17"/>....</text:p>
      <text:p text:style-name="P1"/>
      <text:p text:style-name="P1">&lt;Am7b5&gt;- &lt;D7&gt;- <text:s text:c="9"/>You can go to extremes</text:p>
      <text:p text:style-name="P1">&lt;Am7b5&gt; &lt;D7&gt;-- <text:s text:c="9"/>with impossible schemes.</text:p>
      <text:p text:style-name="P1"><text:span text:style-name="T4">&lt;G9&gt;- &lt;G7&gt;- </text:span><text:s text:c="12"/>You can laugh when your dreams</text:p>
      <text:p text:style-name="P1">&lt;G9&gt; &lt;G7&gt;-- <text:s text:c="12"/>fall apart at the seams.</text:p>
      <text:p text:style-name="P1"/>
      <text:p text:style-name="P1">&lt;C7&gt; &lt;B7&gt; &lt;C7&gt; &lt;B7&gt; <text:s text:c="4"/>And life gets more exciting</text:p>
      <text:p text:style-name="P1">&lt;C7&gt;- &lt;C9&gt;- <text:s text:c="12"/>with each passing day,</text:p>
      <text:p text:style-name="P1"><text:span text:style-name="T4">&lt;F6&gt; &lt;E6&gt; &lt;F6&gt; &lt;E6&gt; <text:s text:c="4"/>and lo</text:span>ve is either in your heart</text:p>
      <text:p text:style-name="P1">&lt;F6&gt;- &lt;C7&gt;- <text:s text:c="12"/>or on its way.</text:p>
      <text:p text:style-name="P1"/>
      <text:p text:style-name="P1">[Verse 2]</text:p>
      <text:p text:style-name="P1">&lt;F&gt;- &lt;Am7&gt;- <text:s text:c="12"/>Don’t you know that it’s worth</text:p>
      <text:p text:style-name="P1">&lt;Dm7&gt; &lt;Am&gt;- &lt;Abdim7&gt; <text:s text:c="3"/>every treasure on earth</text:p>
      <text:p text:style-name="P1">&lt;Gm7&gt;--- <text:s text:c="15"/>to be young at heart?</text:p>
      <text:p text:style-name="P1">&lt;Gm7&gt;--- <text:s text:c="15"/>....</text:p>
      <text:p text:style-name="P1"/>
      <text:p text:style-name="P1">&lt;Gm7&gt;--- <text:s text:c="15"/>For as rich as you are,</text:p>
      <text:p text:style-name="P1">&lt;C7&gt;--- <text:s text:c="16"/>it’s much better by far</text:p>
      <text:p text:style-name="P1">&lt;FM7&gt;- &lt;C7&gt;- <text:s text:c="11"/>to be young at heart.</text:p>
      <text:p text:style-name="P1">&lt;F&gt;--- <text:s text:c="17"/>....</text:p>
      <text:p text:style-name="P1"/>
      <text:p text:style-name="P1">&lt;Am7b5&gt;- &lt;D7&gt;- <text:s text:c="9"/>And if you should survive</text:p>
      <text:p text:style-name="P1">&lt;Am7b5&gt; &lt;D7&gt;-- <text:s text:c="9"/>to a hundred and five,</text:p>
      <text:p text:style-name="P1">&lt;G9&gt;- &lt;G7&gt;- <text:s text:c="12"/>think of all you’ll derive</text:p>
      <text:p text:style-name="P1">&lt;G9&gt; &lt;Gm7b5&gt;.. .... <text:s text:c="4"/>out of being alive.</text:p>
      <text:p text:style-name="P1"/>
      <text:p text:style-name="P1">&lt;F&gt; &lt;Am&gt; &lt;Dm&gt;- <text:s text:c="9"/>And here is the best part:</text:p>
      <text:p text:style-name="P1"><text:soft-page-break/><text:span text:style-name="T1">&lt;Gm7&gt;- </text:span>&lt;C7&gt;- <text:s text:c="11"/>You’ll have a head start,</text:p>
      <text:p text:style-name="P1">&lt;F&gt; &lt;Bb&gt; &lt;F&gt; &lt;Bb&gt; <text:s text:c="6"/>if you are among the</text:p>
      <text:p text:style-name="P1">&lt;F&gt;- &lt;Bb&gt;- <text:s text:c="13"/>very young at heart.</text:p>
      <text:p text:style-name="P1"/>
      <text:p text:style-name="P1">&lt;F&gt;- &lt;FM7&gt;- <text:s text:c="12"/>.. ..</text:p>
      <text:p text:style-name="P1">&lt;FM7&gt;... <text:s text:c="15"/>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9T21:09:15.704905517</dc:date>
    <meta:editing-duration>PT11M50S</meta:editing-duration>
    <meta:editing-cycles>4</meta:editing-cycles>
    <meta:document-statistic meta:table-count="0" meta:image-count="0" meta:object-count="0" meta:page-count="2" meta:paragraph-count="40" meta:word-count="233" meta:character-count="1621" meta:non-whitespace-character-count="1027"/>
  </office:meta>
</office:document-meta>
</file>